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29cb3"/>
    </style:style>
    <style:style style:name="T1" style:family="text">
      <style:text-properties fo:font-variant="normal" fo:text-transform="none" fo:color="#444444" style:font-name="Segoe UI" fo:font-size="9.75pt" fo:letter-spacing="normal" fo:font-style="normal" fo:font-weight="normal"/>
    </style:style>
    <style:style style:name="T2" style:family="text">
      <style:text-properties fo:font-variant="normal" fo:text-transform="none" fo:color="#444444" style:font-name="Segoe UI" fo:font-size="9.75pt" fo:letter-spacing="normal" fo:font-style="normal" fo:font-weight="normal" officeooo:rsid="0002f6d1"/>
    </style:style>
    <style:style style:name="T3" style:family="text">
      <style:text-properties fo:font-variant="normal" fo:text-transform="none" fo:color="#444444" style:font-name="Segoe UI" fo:font-size="9.75pt" fo:letter-spacing="normal" fo:font-style="normal" fo:font-weight="bold"/>
    </style:style>
    <style:style style:name="T4" style:family="text">
      <style:text-properties fo:font-variant="normal" fo:text-transform="none" fo:color="#444444" style:font-name="Segoe UI" fo:font-size="9.75pt" fo:letter-spacing="normal" fo:font-style="normal" fo:font-weight="bold" officeooo:rsid="00029cb3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334466" style:text-line-through-style="none" style:text-line-through-type="none" fo:letter-spacing="normal" style:text-underline-style="none" style:text-blinking="false" loext:padding-left="0in" loext:padding-right="0in" loext:padding-top="0in" loext:padding-bottom="0.0193in" loext:border-left="none" loext:border-right="none" loext:border-top="none" loext:border-bottom="0.06pt solid #a8b6cf"/>
    </style:style>
    <style:style style:name="T7" style:family="text">
      <style:text-properties officeooo:rsid="0002f6d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3">İstanbul Teknik Üniversitesi Robot Olimpiyatları 201</text:span></text:span><text:span text:style-name="Strong_20_Emphasis"><text:span text:style-name="T4">9</text:span></text:span><text:span text:style-name="Strong_20_Emphasis"><text:span text:style-name="T3"><text:line-break/>İnşaat Kategorisi Kuralları</text:span></text:span></text:p>
      <text:p text:style-name="P3"><text:line-break/><text:span text:style-name="Strong_20_Emphasis"><text:span text:style-name="T3">Görev Tanımı: </text:span></text:span><text:line-break/><text:line-break/><text:span text:style-name="T5">•   </text:span><text:span text:style-name="T1">Bu kategoride robotlar, kendilerine verilen bloklarla önceden belirlenen yapıyı hatasız ve en kısa </text:span><text:line-break/><text:span text:style-name="T1">sürede oluşturmaya çalışırlar.  </text:span><text:line-break/><text:span text:style-name="Strong_20_Emphasis"><text:span text:style-name="T3"><text:line-break/>Başarı Kriteri:</text:span></text:span><text:span text:style-name="T5">  </text:span><text:line-break/><text:line-break/><text:span text:style-name="T5">•   </text:span><text:span text:style-name="T1">Bu kategoride başarı kriteri en az iki bloğun yapı bölgesine taşınmasıdır.  </text:span><text:line-break/><text:line-break/><text:span text:style-name="Strong_20_Emphasis"><text:span text:style-name="T3">Yarışma: </text:span></text:span><text:line-break/><text:line-break/><text:span text:style-name="T1">1)   Yarışmada robotlar sırayla yarışır.  </text:span><text:line-break/><text:span text:style-name="T1">2)   Robotların yarışmak için 10 dakikası vardır.</text:span><text:line-break/><text:span text:style-name="T1">3)   Yarışmada robotların pistten ne kadar yükseklikte bulunmak istediklerini bildirmeleri ve piste verilen blokları konumlarına göre doğru şekilde yerleştirmeleri beklenmektedir.  </text:span><text:line-break/><text:span text:style-name="T1">4)   Yarışmacılar robotlarını yarışma pistindeki robot bölgesine alandaki sabitleme deliklerini kullanarak vidalayabilirler. Veya piste zarar vermemek kaydıyla istedikleri şekilde sabitleyebilirler. </text:span><text:line-break/><text:span text:style-name="T1">5)   Robot pist dışındaki herhangi bir yere temas edemez.</text:span><text:line-break/><text:span text:style-name="T1">6)   Robot piste sabitlenirken piste temas eden kısımları robot bölgesi dışına taşamaz. Ancak piste temas etmemek kaydıyla robot bölgesi dışında kalan uzantıları olabilir. </text:span><text:line-break/><text:span text:style-name="T1">7)   Geri sayım ve başlama komutunun ardından robotlar yapıyı oluşturmaya başlarlar.</text:span><text:line-break/><text:span text:style-name="T1">8 )   Yarışma başladıktan sonra blokları yerleştirirken robotun destek almak için inşa bölgesi içerisindeki herhangi bir yere piste zarar vermemek kaydıyla temas etmesine izin verilir.  </text:span><text:line-break/><text:line-break/><text:span text:style-name="T7">9</text:span><text:span text:style-name="T1">)   Robotların yarışmak için iki hakkı vardır.</text:span><text:line-break/><text:line-break/><text:span text:style-name="Strong_20_Emphasis"><text:span text:style-name="T3">Robot Özellikleri: </text:span></text:span><text:line-break/><text:line-break/><text:span text:style-name="T1">1</text:span><text:span text:style-name="T2">0</text:span><text:span text:style-name="T1">)   Robotlarda boyut sınırı yoktur.  </text:span><text:line-break/><text:span text:style-name="T1">1</text:span><text:span text:style-name="T2">1</text:span><text:span text:style-name="T1">)   Robotun ağırlığı 4000 g’ı geçmemelidir.  </text:span></text:p>
      <text:p text:style-name="P3"><text:line-break/><text:span text:style-name="Strong_20_Emphasis"><text:span text:style-name="T3">Parkur Özellikleri:</text:span></text:span><text:span text:style-name="T5">  </text:span><text:line-break/><text:line-break/><text:span text:style-name="T7">12</text:span><text:span text:style-name="T1">)   Bloklar sistem tarafından karşılanacaktır. Blok alındığı zaman yerine 5 saniye sonra yeni bir blok koyan bir şarjör sistemi kullanılacaktır.  </text:span><text:line-break/><text:line-break/><text:span text:style-name="Strong_20_Emphasis"><text:span text:style-name="T3">Puanlama:</text:span></text:span><text:span text:style-name="T5">  </text:span><text:line-break/><text:line-break/><text:span text:style-name="T7">13</text:span><text:span text:style-name="T1">)   Puan = (Yapı alanı üzerine taşınan blok sayısı) + (Hakemlerin her bloğun doğruluğu için 10 üzerinden verdiği puan).  </text:span><text:line-break/><text:span text:style-name="T7">14</text:span><text:span text:style-name="T1">)   Başarı Kriterini sağlayamayan robotlar puanlamaya dahil edilmez.</text:span><text:line-break/><text:span text:style-name="T7">15</text:span><text:span text:style-name="T1">)   Yarışma sonunda hakem üst kurulu kameralar ile kaydedilen görüntü ve çekilen fotoğraflar ile blokların doğruluğunu puanlayacaklardır. </text:span><text:line-break/><text:span text:style-name="T7">16</text:span><text:span text:style-name="T1">)   İkinci yarışma hakkını kullanan yarışmacıların her haktan aldıkları puanlar birbirinden ayrı hesaplanır ve yüksek olan puan değerlendirmeye alınır.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Strong_20_Emphasis"><text:span text:style-name="T3">amamlanması İstenen Şekil</text:span></text:span></text:p>
      <text:p text:style-name="P2"><text:line-break/><text:span text:style-name="T6"><draw:a xlink:type="simple" xlink:href="https://hizliresim.com/zJ9bXj" office:target-frame-name="_blank" xlink:show="new"><draw:frame draw:style-name="fr1" draw:name="Image1" text:anchor-type="as-char" svg:width="0.8071in" svg:height="0.4138in" draw:z-index="0"><draw:image xlink:href="https://i.hizliresim.com/zJ9bXj.jpg" xlink:type="simple" xlink:show="embed" xlink:actuate="onLoad"/></draw:frame></draw:a></text:span><text:line-break/><text:span text:style-name="T1">Şekil 2 - Yandan Görünü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2:30:16.822248347</meta:creation-date>
    <dc:date>2018-11-09T13:09:59.091602536</dc:date>
    <meta:editing-duration>PT15M5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5" meta:word-count="277" meta:character-count="2212" meta:non-whitespace-character-count="1857"/>
  </office:meta>
</office:document-meta>
</file>